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NFESSION (32:1-5): David recalls when he needed to confess his sins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ONFESSION (32:1-5): David recalls when he needed to confess his sins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bitterness (32:3-4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bitterness (32:3-4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was weak and miserable (32:3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strength evaporated (32:4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CONFESSION (32:1-5): David recalls when he needed to confess his sins.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bitterness (32:3-4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blessedness (32:1-2, 5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PSALM 32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CONFESSION (32:1-5): David recalls when he needed to confess his sins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COUNSEL (6-7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THE COMMISSION (32:8-11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-title-Title-Slide" presentation:presentation-page-layout-name="Master1-PPL1" draw:id="Slide-261">
        <draw:frame draw:id="id93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THE COMMISSION (32:8-11)<text:s text:c="1"/></text:span><text:span text:style-name="a500" text:class-names=""/></text:p>
          </draw:text-box>
          <svg:title/>
          <svg:desc/>
        </draw:frame>
        <draw:frame draw:id="id94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What the Lord would do (32:8, 10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What the Lord would do (32:8, 10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He promised to lead the King!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e promised to love the King!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THE COMMISSION (32:8-11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What the Lord would do (32:8, 10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What the King should do (32:9-1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PSALM 32<text:s text:c="1"/></text:span><text:span text:style-name="a540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THE CONFESSION (32:1-5): David recalls when he needed to confess his sins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THE COUNSEL (6-7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THE COMMISSION (32:8-11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2 </dc:title>
    <meta:initial-creator>David STRICKLAND</meta:initial-creator>
    <dc:creator>David STRICKLAND</dc:creator>
    <meta:creation-date>2020-02-22T19:32:41Z</meta:creation-date>
    <dc:date>2020-02-22T19:32:42Z</dc:date>
    <meta:template xlink:href="BibleStudy" xlink:type="simple"/>
    <meta:editing-cycles>1</meta:editing-cycles>
    <meta:editing-duration>PT0S</meta:editing-duration>
    <meta:document-statistic meta:paragraph-count="26" meta:word-count="211"/>
  </office:meta>
</office:document-meta>
</file>